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E00000259D48E6B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253cm" fo:min-width="10.502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337cm" fo:min-width="5.92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3465a4" draw:marker-start-width="0.321cm" draw:marker-end-width="0.321cm" draw:fill="none" loext:fill-use-slide-background="false" draw:textarea-horizontal-align="justify" draw:textarea-vertical-align="middle" draw:auto-grow-height="false" fo:min-height="0.253cm" fo:min-width="10.753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2.087cm" fo:min-width="9.752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svg:stroke-color="#f2c94c" draw:marker-start-width="0.321cm" draw:marker-end-width="0.321cm" draw:fill="none" loext:fill-use-slide-background="false" draw:textarea-horizontal-align="justify" draw:textarea-vertical-align="middle" draw:auto-grow-height="false" fo:min-height="1.504cm" fo:min-width="3.003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186cm" svg:height="17.046cm" svg:x="-0.103cm" svg:y="-0.083cm">
            <draw:image xlink:href="Pictures/100000000000026E00000259D48E6B5A.png" xlink:type="simple" xlink:show="embed" xlink:actuate="onLoad" draw:mime-type="image/png">
              <text:p/>
            </draw:image>
          </draw:frame>
          <draw:custom-shape draw:style-name="gr3" draw:text-style-name="P1" draw:layer="layout" svg:width="11.082cm" svg:height="0.583cm" svg:x="5.751cm" svg:y="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6.5cm" svg:height="0.667cm" svg:x="5.75cm" svg:y="2.5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1.333cm" svg:height="0.583cm" svg:x="5.75cm" svg:y="3.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0.332cm" svg:height="2.417cm" svg:x="5.751cm" svg:y="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3.583cm" svg:height="1.834cm" svg:x="5.917cm" svg:y="6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7T01:46:32.991541537</dc:date>
    <meta:editing-duration>PT15M33S</meta:editing-duration>
    <meta:editing-cycles>2</meta:editing-cycles>
    <meta:generator>LibreOffice/24.2.6.2$Linux_X86_64 LibreOffice_project/420$Build-2</meta:generator>
    <meta:document-statistic meta:object-count="7"/>
  </office:meta>
</office:document-meta>
</file>